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8cm" fo:min-width="0.809cm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1.058cm" fo:min-width="0.808cm"/>
      <style:paragraph-properties style:writing-mode="lr-tb"/>
    </style:style>
    <style:style style:name="gr3" style:family="graphic" style:parent-style-name="standard" style:list-style-name="L1">
      <style:graphic-properties draw:fill-color="#c9211e" draw:textarea-horizontal-align="justify" draw:textarea-vertical-align="middle" draw:auto-grow-height="false" fo:min-height="1.058cm" fo:min-width="0.80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59cm" fo:min-width="0.808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fill-color="#c9211e" draw:textarea-horizontal-align="justify" draw:textarea-vertical-align="middle" draw:auto-grow-height="false" fo:min-height="1.058cm" fo:min-width="0.809cm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1.058cm" fo:min-width="0.808cm"/>
      <style:paragraph-properties style:writing-mode="lr-tb"/>
    </style:style>
    <style:style style:name="gr8" style:family="graphic" style:parent-style-name="standard">
      <style:graphic-properties draw:fill="solid" draw:fill-color="#729fcf" draw:textarea-horizontal-align="justify" draw:textarea-vertical-align="middle" draw:auto-grow-height="false" fo:min-height="1.058cm" fo:min-width="0.809cm"/>
    </style:style>
    <style:style style:name="gr9" style:family="graphic" style:parent-style-name="standard">
      <style:graphic-properties draw:fill="solid" draw:fill-color="#729fcf" draw:textarea-horizontal-align="justify" draw:textarea-vertical-align="middle" draw:auto-grow-height="false" fo:min-height="1.058cm" fo:min-width="0.809cm"/>
      <style:paragraph-properties style:writing-mode="lr-tb"/>
    </style:style>
    <style:style style:name="gr10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1.058cm" fo:min-width="0.808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fill-color="#729fcf" draw:textarea-vertical-align="middle"/>
    </style:style>
    <style:style style:name="gr12" style:family="graphic" style:parent-style-name="standard">
      <style:graphic-properties draw:fill="solid" draw:fill-color="#c9211e" draw:textarea-horizontal-align="justify" draw:textarea-vertical-align="middle" draw:auto-grow-height="false" fo:min-height="1.058cm" fo:min-width="0.80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c9211e"/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c9211e"/>
      <style:paragraph-properties fo:text-align="center"/>
    </style:style>
    <style:style style:name="P6" style:family="paragraph">
      <loext:graphic-properties draw:fill="solid" draw:fill-color="#729fcf"/>
      <style:paragraph-properties fo:text-align="center"/>
    </style:style>
    <style:style style:name="P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solid" draw:fill-color="#c9211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xml:id="id1" draw:id="id1" draw:layer="layout" svg:width="1.849cm" svg:height="1.848cm" svg:x="5.743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849cm" svg:height="1.848cm" svg:x="3.308cm" svg:y="6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848cm" svg:height="1.848cm" svg:x="8.483cm" svg:y="6.423cm">
          <text:p text:style-name="P2">A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1.848cm" svg:height="1.848cm" svg:x="5.417cm" svg:y="10.152cm">
          <text:p text:style-name="P2">A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1.848cm" svg:height="1.849cm" svg:x="0.851cm" svg:y="9.999cm">
          <text:p text:style-name="P1">A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6.668cm" svg:y1="4.748cm" svg:x2="4.233cm" svg:y2="6.347cm" draw:start-shape="id1" draw:start-glue-point="8" draw:end-shape="id2" draw:end-glue-point="4" svg:d="M6668 4748l-2435 1599" svg:viewBox="0 0 2436 1600">
          <text:p/>
        </draw:connector>
        <draw:connector draw:style-name="gr5" draw:text-style-name="P4" draw:layer="layout" draw:type="line" svg:x1="6.668cm" svg:y1="4.748cm" svg:x2="9.407cm" svg:y2="6.423cm" draw:start-shape="id1" draw:start-glue-point="8" draw:end-shape="id3" draw:end-glue-point="4" svg:d="M6668 4748l2739 1675" svg:viewBox="0 0 2740 1676">
          <text:p/>
        </draw:connector>
        <draw:connector draw:style-name="gr5" draw:text-style-name="P4" draw:layer="layout" draw:type="line" svg:x1="4.233cm" svg:y1="8.195cm" svg:x2="1.775cm" svg:y2="9.999cm" draw:start-shape="id2" draw:start-glue-point="8" draw:end-shape="id4" draw:end-glue-point="4" svg:d="M4233 8195l-2458 1804" svg:viewBox="0 0 2459 1805">
          <text:p/>
        </draw:connector>
        <draw:connector draw:style-name="gr5" draw:text-style-name="P4" draw:layer="layout" draw:type="line" svg:x1="4.233cm" svg:y1="8.195cm" svg:x2="6.341cm" svg:y2="10.152cm" draw:start-shape="id2" draw:start-glue-point="8" draw:end-shape="id5" draw:end-glue-point="4" svg:d="M4233 8195l2108 1957" svg:viewBox="0 0 2109 1958">
          <text:p/>
        </draw:connector>
        <draw:custom-shape draw:style-name="gr1" draw:text-style-name="P1" xml:id="id6" draw:id="id6" draw:layer="layout" svg:width="1.849cm" svg:height="1.848cm" svg:x="14.063cm" svg:y="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7" draw:id="id7" draw:layer="layout" svg:width="1.849cm" svg:height="1.848cm" svg:x="11.628cm" svg:y="6.576cm">
          <text:p text:style-name="P1">B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8" draw:id="id8" draw:layer="layout" svg:width="1.848cm" svg:height="1.848cm" svg:x="16.803cm" svg:y="6.652cm">
          <text:p text:style-name="P2">B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4.988cm" svg:y1="4.977cm" svg:x2="12.553cm" svg:y2="6.576cm" draw:start-shape="id6" draw:start-glue-point="8" draw:end-shape="id7" draw:end-glue-point="4" svg:d="M14988 4977l-2435 1599" svg:viewBox="0 0 2436 1600">
          <text:p/>
        </draw:connector>
        <draw:connector draw:style-name="gr5" draw:text-style-name="P4" draw:layer="layout" draw:type="line" svg:x1="14.988cm" svg:y1="4.977cm" svg:x2="17.727cm" svg:y2="6.652cm" draw:start-shape="id6" draw:start-glue-point="8" draw:end-shape="id8" draw:end-glue-point="4" svg:d="M14988 4977l2739 1675" svg:viewBox="0 0 2740 1676">
          <text:p/>
        </draw:connector>
        <draw:custom-shape draw:style-name="gr8" draw:text-style-name="P6" xml:id="id9" draw:id="id9" draw:layer="layout" svg:width="1.849cm" svg:height="1.848cm" svg:x="22.686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10" draw:id="id10" draw:layer="layout" svg:width="1.849cm" svg:height="1.848cm" svg:x="20.251cm" svg:y="7.047cm">
          <text:p text:style-name="P1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11" draw:id="id11" draw:layer="layout" svg:width="1.848cm" svg:height="1.848cm" svg:x="25.426cm" svg:y="7.123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line" svg:x1="23.611cm" svg:y1="5.448cm" svg:x2="21.176cm" svg:y2="7.047cm" draw:start-shape="id9" draw:start-glue-point="8" draw:end-shape="id10" draw:end-glue-point="4" svg:d="M23611 5448l-2435 1599" svg:viewBox="0 0 2436 1600">
          <text:p/>
        </draw:connector>
        <draw:connector draw:style-name="gr11" draw:text-style-name="P6" draw:layer="layout" draw:type="line" svg:x1="23.611cm" svg:y1="5.448cm" svg:x2="26.35cm" svg:y2="7.123cm" draw:start-shape="id9" draw:start-glue-point="8" draw:end-shape="id11" draw:end-glue-point="4" svg:d="M23611 5448l2739 1675" svg:viewBox="0 0 2740 1676">
          <text:p/>
        </draw:connector>
        <draw:custom-shape draw:style-name="gr9" draw:text-style-name="P6" xml:id="id12" draw:id="id12" draw:layer="layout" svg:width="1.849cm" svg:height="1.848cm" svg:x="23.002cm" svg:y="10.852cm">
          <text:p text:style-name="P1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xml:id="id13" draw:id="id13" draw:layer="layout" svg:width="1.849cm" svg:height="1.848cm" svg:x="27.451cm" svg:y="10.9cm">
          <text:p text:style-name="P1">C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6.35cm" svg:y1="8.971cm" svg:x2="23.927cm" svg:y2="10.852cm" draw:start-shape="id11" draw:start-glue-point="8" draw:end-shape="id12" draw:end-glue-point="4" svg:d="M26350 8971l-2423 1881" svg:viewBox="0 0 2424 1882">
          <text:p/>
        </draw:connector>
        <draw:connector draw:style-name="gr5" draw:text-style-name="P4" draw:layer="layout" draw:type="line" svg:x1="26.35cm" svg:y1="8.971cm" svg:x2="28.376cm" svg:y2="10.9cm" draw:start-shape="id11" draw:start-glue-point="8" draw:end-shape="id13" draw:end-glue-point="4" svg:d="M26350 8971l2026 1929" svg:viewBox="0 0 2027 193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8T21:18:07.920406676</meta:creation-date>
    <dc:date>2023-04-18T22:08:37.564416429</dc:date>
    <meta:editing-duration>PT38M9S</meta:editing-duration>
    <meta:editing-cycles>1</meta:editing-cycles>
    <meta:document-statistic meta:object-count="23"/>
    <meta:generator>LibreOffice/6.4.7.2$Linux_X86_64 LibreOffice_project/40$Build-2</meta:generator>
  </office:meta>
</office:document-meta>
</file>